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7cm"/>
    </style:style>
    <style:style style:name="co2" style:family="table-column">
      <style:table-column-properties fo:break-before="auto" style:column-width="10.354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7.773cm"/>
    </style:style>
    <style:style style:name="co6" style:family="table-column">
      <style:table-column-properties fo:break-before="auto" style:column-width="4.833cm"/>
    </style:style>
    <style:style style:name="co7" style:family="table-column">
      <style:table-column-properties fo:break-before="auto" style:column-width="2.974cm"/>
    </style:style>
    <style:style style:name="co8" style:family="table-column">
      <style:table-column-properties fo:break-before="auto" style:column-width="3.7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0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>
            <text:p>Testdurchlauf</text:p>
          </table:table-cell>
          <table:table-cell office:value-type="string">
            <text:p>Anzahl an Servern die die eigene Zeit übermittelt bekommen(p)</text:p>
          </table:table-cell>
          <table:table-cell office:value-type="string">
            <text:p>Menge diskreter Zeiten(m)</text:p>
          </table:table-cell>
          <table:table-cell office:value-type="string">
            <text:p>Abstimmungsrunden(Amax)</text:p>
          </table:table-cell>
          <table:table-cell office:value-type="string">
            <text:p>Anzahl Server die Startnachricht bekommen(s)</text:p>
          </table:table-cell>
          <table:table-cell office:value-type="string">
            <text:p>Anzahl Gesamter Knoten(N)</text:p>
          </table:table-cell>
          <table:table-cell office:value-type="string">
            <text:p>Bestes Ergebnis</text:p>
          </table:table-cell>
          <table:table-cell office:value-type="string">
            <text:p>Zweitbestes Ergebnis</text:p>
          </table:table-cell>
          <table:table-cell office:value-type="string">
            <text:p>Eindeutig</text:p>
          </table:table-cell>
          <table:table-cell office:value-type="string">
            <text:p>Verstrichene Ze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Nein</text:p>
          </table:table-cell>
          <table:table-cell office:value-type="string">
            <text:p>18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/</text:p>
          </table:table-cell>
          <table:table-cell office:value-type="string">
            <text:p>Ja</text:p>
          </table:table-cell>
          <table:table-cell office:value-type="string">
            <text:p>18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string">
            <text:p>Ja</text:p>
          </table:table-cell>
          <table:table-cell office:value-type="string">
            <text:p>20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string">
            <text:p>Ja</text:p>
          </table:table-cell>
          <table:table-cell office:value-type="string">
            <text:p>22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/</text:p>
          </table:table-cell>
          <table:table-cell office:value-type="string">
            <text:p>Ja</text:p>
          </table:table-cell>
          <table:table-cell office:value-type="string">
            <text:p>22s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Nein</text:p>
          </table:table-cell>
          <table:table-cell office:value-type="string">
            <text:p>20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string">
            <text:p>Ja</text:p>
          </table:table-cell>
          <table:table-cell office:value-type="string">
            <text:p>20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Nein</text:p>
          </table:table-cell>
          <table:table-cell office:value-type="string">
            <text:p>12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ein</text:p>
          </table:table-cell>
          <table:table-cell office:value-type="string">
            <text:p>14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/</text:p>
          </table:table-cell>
          <table:table-cell office:value-type="string">
            <text:p>Ja</text:p>
          </table:table-cell>
          <table:table-cell office:value-type="string">
            <text:p>13s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table:number-columns-repeated="2"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Nein</text:p>
          </table:table-cell>
          <table:table-cell office:value-type="string">
            <text:p>20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Nein</text:p>
          </table:table-cell>
          <table:table-cell office:value-type="string">
            <text:p>20s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Nein</text:p>
          </table:table-cell>
          <table:table-cell office:value-type="string">
            <text:p>14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Nein</text:p>
          </table:table-cell>
          <table:table-cell office:value-type="string">
            <text:p>19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Nein</text:p>
          </table:table-cell>
          <table:table-cell office:value-type="string">
            <text:p>9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Nein</text:p>
          </table:table-cell>
          <table:table-cell office:value-type="string">
            <text:p>19s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Nein</text:p>
          </table:table-cell>
          <table:table-cell office:value-type="string">
            <text:p>1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/</text:p>
          </table:table-cell>
          <table:table-cell office:value-type="string">
            <text:p>Ja</text:p>
          </table:table-cell>
          <table:table-cell office:value-type="string">
            <text:p>22s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Nein</text:p>
          </table:table-cell>
          <table:table-cell office:value-type="string">
            <text:p>14s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Nein</text:p>
          </table:table-cell>
          <table:table-cell office:value-type="string">
            <text:p>23s</text:p>
          </table:table-cell>
        </table:table-row>
      </table:table>
      <table:table table:name="Tabe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7">17.01.2022</text:date>, <text:time>08:55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7T07:58:02.11</meta:creation-date>
    <dc:date>2022-01-17T08:55:40.74</dc:date>
    <meta:editing-duration>PT42M28S</meta:editing-duration>
    <meta:editing-cycles>3</meta:editing-cycles>
    <meta:generator>OpenOffice/4.1.7$Win32 OpenOffice.org_project/417m1$Build-9800</meta:generator>
    <meta:document-statistic meta:table-count="3" meta:cell-count="210" meta:object-count="0"/>
  </office:meta>
</office:document-meta>
</file>